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ervationChar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Land Area Unit</text:p>
          </table:table-cell>
          <table:table-cell office:value-type="string" calcext:value-type="string">
            <text:p>Percentage Donation</text:p>
          </table:table-cell>
        </table:table-row>
        <table:table-row table:style-name="ro1">
          <table:table-cell office:value-type="string" calcext:value-type="string">
            <text:p>British Dragonfly Socie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m sq</text:p>
          </table:table-cell>
          <table:table-cell table:formula="of:=(([.B2]/(SUM([.B$2:.B$13])))*0.66)/99*100*100" office:value-type="float" office:value="0.0960465326241258" calcext:value-type="float">
            <text:p>0.0960465326</text:p>
          </table:table-cell>
        </table:table-row>
        <table:table-row table:style-name="ro1">
          <table:table-cell office:value-type="string" calcext:value-type="string">
            <text:p>Butterfly Conservation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km sq</text:p>
          </table:table-cell>
          <table:table-cell table:formula="of:=(([.B3]/(SUM([.B$2:.B$13])))*0.66)/99*100*100" office:value-type="float" office:value="0.0899956010688058" calcext:value-type="float">
            <text:p>0.0899956011</text:p>
          </table:table-cell>
        </table:table-row>
        <table:table-row table:style-name="ro1">
          <table:table-cell office:value-type="string" calcext:value-type="string">
            <text:p>Cam Valley Wildlife Grou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m sq</text:p>
          </table:table-cell>
          <table:table-cell table:formula="of:=(([.B4]/(SUM([.B$2:.B$13])))*0.66)/99*100*100" office:value-type="float" office:value="2.88139597872377" calcext:value-type="float">
            <text:p>2.8813959787</text:p>
          </table:table-cell>
        </table:table-row>
        <table:table-row table:style-name="ro1">
          <table:table-cell office:value-type="string" calcext:value-type="string">
            <text:p>john muir trust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km sq</text:p>
          </table:table-cell>
          <table:table-cell table:formula="of:=(([.B5]/(SUM([.B$2:.B$13])))*0.66)/99*100*100" office:value-type="float" office:value="0.0836565299156135" calcext:value-type="float">
            <text:p>0.0836565299</text:p>
          </table:table-cell>
        </table:table-row>
        <table:table-row table:style-name="ro1">
          <table:table-cell office:value-type="string" calcext:value-type="string">
            <text:p>National Trust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km sq</text:p>
          </table:table-cell>
          <table:table-cell table:formula="of:=(([.B6]/(SUM([.B$2:.B$13])))*0.66)/99*100*100" office:value-type="float" office:value="23.7234935581591" calcext:value-type="float">
            <text:p>23.7234935582</text:p>
          </table:table-cell>
        </table:table-row>
        <table:table-row table:style-name="ro1">
          <table:table-cell office:value-type="string" calcext:value-type="string">
            <text:p>National Trust Scotland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km sq</text:p>
          </table:table-cell>
          <table:table-cell table:formula="of:=(([.B7]/(SUM([.B$2:.B$13])))*0.66)/99*100*100" office:value-type="float" office:value="7.01139688156118" calcext:value-type="float">
            <text:p>7.0113968816</text:p>
          </table:table-cell>
        </table:table-row>
        <table:table-row table:style-name="ro1">
          <table:table-cell office:value-type="string" calcext:value-type="string">
            <text:p>RSP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km sq</text:p>
          </table:table-cell>
          <table:table-cell table:formula="of:=(([.B8]/(SUM([.B$2:.B$13])))*0.66)/99*100*100" office:value-type="float" office:value="14.4069798936189" calcext:value-type="float">
            <text:p>14.4069798936</text:p>
          </table:table-cell>
        </table:table-row>
        <table:table-row table:style-name="ro1">
          <table:table-cell office:value-type="string" calcext:value-type="string">
            <text:p>scottish forest allianc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m sq</text:p>
          </table:table-cell>
          <table:table-cell table:formula="of:=(([.B9]/(SUM([.B$2:.B$13])))*0.66)/99*100*100" office:value-type="float" office:value="1.05651185886538" calcext:value-type="float">
            <text:p>1.0565118589</text:p>
          </table:table-cell>
        </table:table-row>
        <table:table-row table:style-name="ro1">
          <table:table-cell office:value-type="string" calcext:value-type="string">
            <text:p>the wildlife trust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km sq</text:p>
          </table:table-cell>
          <table:table-cell table:formula="of:=(([.B10]/(SUM([.B$2:.B$13])))*0.66)/99*100*100" office:value-type="float" office:value="9.41256019716432" calcext:value-type="float">
            <text:p>9.4125601972</text:p>
          </table:table-cell>
        </table:table-row>
        <table:table-row table:style-name="ro1">
          <table:table-cell office:value-type="string" calcext:value-type="string">
            <text:p>wildfowl &amp; wetlan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m sq</text:p>
          </table:table-cell>
          <table:table-cell table:formula="of:=(([.B11]/(SUM([.B$2:.B$13])))*0.66)/99*100*100" office:value-type="float" office:value="0.192093065248251" calcext:value-type="float">
            <text:p>0.1920930652</text:p>
          </table:table-cell>
        </table:table-row>
        <table:table-row table:style-name="ro1">
          <table:table-cell office:value-type="string" calcext:value-type="string">
            <text:p>the woodland tru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km sq</text:p>
          </table:table-cell>
          <table:table-cell table:formula="of:=(([.B12]/(SUM([.B$2:.B$13])))*0.66)/99*100*100" office:value-type="float" office:value="2.16104698404283" calcext:value-type="float">
            <text:p>2.161046984</text:p>
          </table:table-cell>
        </table:table-row>
        <table:table-row table:style-name="ro1">
          <table:table-cell office:value-type="string" calcext:value-type="string">
            <text:p>The conservation volunteer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km sq (estimated value)</text:p>
          </table:table-cell>
          <table:table-cell table:formula="of:=(([.B13]/(SUM([.B$2:.B$13])))*0.66)/99*100*100" office:value-type="float" office:value="5.55148958567447" calcext:value-type="float">
            <text:p>5.5514895857</text:p>
          </table:table-cell>
        </table:table-row>
        <table:table-row table:style-name="ro1">
          <table:table-cell office:value-type="string" calcext:value-type="string">
            <text:p>Marine conservation society</text:p>
          </table:table-cell>
          <table:table-cell office:value-type="float" office:value="3470.54" calcext:value-type="float">
            <text:p>3470.54</text:p>
          </table:table-cell>
          <table:table-cell office:value-type="string" calcext:value-type="string">
            <text:p>km sq (estimated value)</text:p>
          </table:table-cell>
          <table:table-cell table:formula="of:=(([.B14]/(SUM([.B$2:.B$13])))*0.66)/99*100*100" office:value-type="float" office:value="33.3333333333333" calcext:value-type="float">
            <text:p>33.33333333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2:.D14]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G:</text:p>
          </table:table-cell>
          <table:table-cell table:number-columns-repeated="3"/>
        </table:table-row>
        <table:table-row table:style-name="ro1">
          <table:table-cell office:value-type="float" office:value="33.33" calcext:value-type="float">
            <text:p>33.33</text:p>
          </table:table-cell>
          <table:table-cell office:value-type="string" calcext:value-type="string">
            <text:p>Marine conservation society</text:p>
          </table:table-cell>
          <table:table-cell office:value-type="string" calcext:value-type="string">
            <text:p>Didn’t go through Please contact us and quote your order number 6995 for more information. Our telephone number is 01989 566017. </text:p>
          </table:table-cell>
          <table:table-cell/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string" calcext:value-type="string">
            <text:p>National Trust</text:p>
          </table:table-cell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RSPB</text:p>
          </table:table-cell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table:formula="of:=SUM(22.5-3.5)" office:value-type="float" office:value="19" calcext:value-type="float">
            <text:p>19</text:p>
          </table:table-cell>
          <table:table-cell office:value-type="string" calcext:value-type="string">
            <text:p>The Wildlife Trusts</text:p>
          </table:table-cell>
          <table:table-cell office:value-type="string" calcext:value-type="string">
            <text:p>Success, but can’t just donate money, have to buy clothing, so 3.50 subtracted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string" calcext:value-type="string">
            <text:p>National Trust Scotland</text:p>
          </table:table-cell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string" calcext:value-type="string">
            <text:p>The Conservation Volunteers</text:p>
          </table:table-cell>
          <table:table-cell office:value-type="string" calcext:value-type="string">
            <text:p>Succe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1:55:42.335560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3T03:31:37.321266860</dc:date>
    <meta:editing-duration>PT1H31M48S</meta:editing-duration>
    <meta:editing-cycles>6</meta:editing-cycles>
    <meta:generator>LibreOffice/5.1.6.2$Linux_x86 LibreOffice_project/10m0$Build-2</meta:generator>
    <meta:document-statistic meta:table-count="1" meta:cell-count="76" meta:object-count="0"/>
  </office:meta>
</office:document-meta>
</file>